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34ae0c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bde122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70d26d" officeooo:paragraph-rsid="01947d07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34ae0c"/>
    </style:style>
    <style:style style:name="P5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755d6c"/>
    </style:style>
    <style:style style:name="P6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199fd3f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IN" fo:font-weight="bold" officeooo:paragraph-rsid="0034ae0c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language="en" fo:country="IN" fo:font-weight="bold" officeooo:paragraph-rsid="006eb204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language="en" fo:country="IN" style:text-underline-style="solid" style:text-underline-width="auto" style:text-underline-color="font-color" fo:font-weight="bold" officeooo:paragraph-rsid="00755d6c" style:font-weight-asian="bold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fo:language="en" fo:country="IN" style:text-underline-style="none" fo:font-weight="bold" officeooo:rsid="009a476f" officeooo:paragraph-rsid="01331832" style:font-weight-asian="bold" style:font-weight-complex="bold"/>
    </style:style>
    <style:style style:name="P11" style:family="paragraph" style:parent-style-name="Standard" style:list-style-name="WW8Num15">
      <style:paragraph-properties fo:line-height="150%" fo:text-align="justify" style:justify-single-word="false"/>
      <style:text-properties fo:language="en" fo:country="IN" style:text-underline-style="none" fo:font-weight="bold" officeooo:rsid="009a476f" officeooo:paragraph-rsid="01623637" style:font-weight-asian="bold" style:font-weight-complex="bold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fo:language="en" fo:country="IN" style:text-underline-style="none" fo:font-weight="bold" officeooo:rsid="009a476f" officeooo:paragraph-rsid="012c1152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language="en" fo:country="IN" style:text-underline-style="none" fo:font-weight="bold" officeooo:rsid="009a476f" officeooo:paragraph-rsid="00adeba4" style:font-weight-asian="bold" style:font-weight-complex="bold"/>
    </style:style>
    <style:style style:name="P14" style:family="paragraph" style:parent-style-name="Standard" style:list-style-name="WW8Num15">
      <style:paragraph-properties fo:line-height="150%" fo:text-align="justify" style:justify-single-word="false"/>
      <style:text-properties officeooo:paragraph-rsid="0052d264"/>
    </style:style>
    <style:style style:name="P15" style:family="paragraph" style:parent-style-name="Standard" style:list-style-name="WW8Num15">
      <style:paragraph-properties fo:line-height="150%" fo:text-align="justify" style:justify-single-word="false"/>
      <style:text-properties officeooo:paragraph-rsid="01623637"/>
    </style:style>
    <style:style style:name="P16" style:family="paragraph" style:parent-style-name="Standard" style:list-style-name="WW8Num15">
      <style:paragraph-properties fo:line-height="150%" fo:text-align="justify" style:justify-single-word="false"/>
      <style:text-properties officeooo:paragraph-rsid="0172b042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34ae0c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officeooo:paragraph-rsid="009dee6f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officeooo:paragraph-rsid="00adeba4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officeooo:paragraph-rsid="00bfcc58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officeooo:paragraph-rsid="00e8483c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officeooo:paragraph-rsid="00ef038c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officeooo:paragraph-rsid="00fd68dc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officeooo:paragraph-rsid="012c1152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officeooo:paragraph-rsid="01304a20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adeba4"/>
    </style:style>
    <style:style style:name="P27" style:family="paragraph" style:parent-style-name="Standard" style:list-style-name="L2">
      <style:paragraph-properties fo:line-height="150%" fo:text-align="start" style:justify-single-word="false"/>
      <style:text-properties officeooo:paragraph-rsid="00adeba4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officeooo:paragraph-rsid="00fd68dc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officeooo:paragraph-rsid="012c1152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officeooo:paragraph-rsid="01304a20"/>
    </style:style>
    <style:style style:name="P31" style:family="paragraph" style:parent-style-name="Standard" style:list-style-name="WW8Num15">
      <style:paragraph-properties fo:line-height="150%" fo:text-align="start" style:justify-single-word="false"/>
      <style:text-properties officeooo:paragraph-rsid="01623637"/>
    </style:style>
    <style:style style:name="P32" style:family="paragraph" style:parent-style-name="Standard" style:list-style-name="WW8Num15">
      <style:paragraph-properties fo:line-height="150%" fo:text-align="justify" style:justify-single-word="false"/>
      <style:text-properties officeooo:rsid="002af973" officeooo:paragraph-rsid="0034ae0c"/>
    </style:style>
    <style:style style:name="P33" style:family="paragraph" style:parent-style-name="Standard" style:list-style-name="WW8Num15">
      <style:paragraph-properties fo:line-height="150%" fo:text-align="justify" style:justify-single-word="false"/>
      <style:text-properties officeooo:rsid="002b4001" officeooo:paragraph-rsid="0034ae0c"/>
    </style:style>
    <style:style style:name="P34" style:family="paragraph" style:parent-style-name="Standard" style:list-style-name="WW8Num15">
      <style:paragraph-properties fo:line-height="150%" fo:text-align="justify" style:justify-single-word="false"/>
      <style:text-properties officeooo:rsid="0034ae0c" officeooo:paragraph-rsid="003c07d3"/>
    </style:style>
    <style:style style:name="P35" style:family="paragraph" style:parent-style-name="Standard" style:list-style-name="WW8Num15">
      <style:paragraph-properties fo:line-height="150%" fo:text-align="justify" style:justify-single-word="false"/>
      <style:text-properties officeooo:rsid="004fa03a" officeooo:paragraph-rsid="00623016"/>
    </style:style>
    <style:style style:name="P36" style:family="paragraph" style:parent-style-name="Standard" style:list-style-name="WW8Num15">
      <style:paragraph-properties fo:line-height="150%" fo:text-align="justify" style:justify-single-word="false"/>
      <style:text-properties officeooo:rsid="005e05b8" officeooo:paragraph-rsid="018851e1"/>
    </style:style>
    <style:style style:name="P37" style:family="paragraph" style:parent-style-name="Standard">
      <style:paragraph-properties fo:line-height="150%" fo:text-align="justify" style:justify-single-word="false"/>
      <style:text-properties officeooo:rsid="005e05b8" officeooo:paragraph-rsid="017aa499"/>
    </style:style>
    <style:style style:name="P38" style:family="paragraph" style:parent-style-name="Standard" style:list-style-name="L2">
      <style:paragraph-properties fo:line-height="150%" fo:text-align="justify" style:justify-single-word="false"/>
      <style:text-properties officeooo:rsid="00d61757" officeooo:paragraph-rsid="00d61757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officeooo:rsid="00ddaa2e" officeooo:paragraph-rsid="00f7ed9b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font-size="11pt" fo:font-weight="bold" officeooo:rsid="00ef038c" officeooo:paragraph-rsid="00ef038c" style:font-size-asian="11pt" style:font-weight-asian="bold" style:font-size-complex="11pt" style:font-weight-complex="bold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officeooo:rsid="00f7dce8" officeooo:paragraph-rsid="00f7dce8"/>
    </style:style>
    <style:style style:name="P42" style:family="paragraph" style:parent-style-name="Standard" style:list-style-name="WW8Num15">
      <style:paragraph-properties fo:line-height="150%" fo:text-align="justify" style:justify-single-word="false"/>
      <style:text-properties officeooo:rsid="00f7dce8" officeooo:paragraph-rsid="01623637"/>
    </style:style>
    <style:style style:name="P43" style:family="paragraph" style:parent-style-name="Standard" style:list-style-name="WW8Num15">
      <style:paragraph-properties fo:line-height="150%" fo:text-align="justify" style:justify-single-word="false"/>
      <style:text-properties officeooo:rsid="0164938e" officeooo:paragraph-rsid="0164938e"/>
    </style:style>
    <style:style style:name="P44" style:family="paragraph" style:parent-style-name="Standard" style:list-style-name="WW8Num15">
      <style:paragraph-properties fo:line-height="150%" fo:text-align="justify" style:justify-single-word="false"/>
      <style:text-properties officeooo:rsid="0164938e" officeooo:paragraph-rsid="0168062d"/>
    </style:style>
    <style:style style:name="P45" style:family="paragraph" style:parent-style-name="Standard" style:list-style-name="WW8Num15">
      <style:paragraph-properties fo:line-height="150%" fo:text-align="justify" style:justify-single-word="false"/>
      <style:text-properties officeooo:rsid="016b1e11" officeooo:paragraph-rsid="016b1e11"/>
    </style:style>
    <style:style style:name="P46" style:family="paragraph" style:parent-style-name="Standard" style:list-style-name="WW8Num15">
      <style:paragraph-properties fo:line-height="150%" fo:text-align="justify" style:justify-single-word="false"/>
      <style:text-properties officeooo:rsid="01710eb8" officeooo:paragraph-rsid="01710eb8"/>
    </style:style>
    <style:style style:name="P47" style:family="paragraph" style:parent-style-name="Standard" style:list-style-name="WW8Num15">
      <style:paragraph-properties fo:line-height="150%" fo:text-align="justify" style:justify-single-word="false"/>
      <style:text-properties officeooo:rsid="01710eb8" officeooo:paragraph-rsid="0172b042"/>
    </style:style>
    <style:style style:name="P48" style:family="paragraph" style:parent-style-name="Standard" style:list-style-name="WW8Num15">
      <style:paragraph-properties fo:line-height="150%" fo:text-align="justify" style:justify-single-word="false"/>
      <style:text-properties officeooo:rsid="0181ed38" officeooo:paragraph-rsid="0181ed38"/>
    </style:style>
    <style:style style:name="P49" style:family="paragraph" style:parent-style-name="Standard" style:list-style-name="WW8Num15">
      <style:paragraph-properties fo:line-height="150%" fo:text-align="justify" style:justify-single-word="false"/>
      <style:text-properties officeooo:rsid="0181ed38" officeooo:paragraph-rsid="01835da5"/>
    </style:style>
    <style:style style:name="P50" style:family="paragraph" style:parent-style-name="Standard">
      <style:paragraph-properties fo:line-height="150%" fo:text-align="justify" style:justify-single-word="false"/>
      <style:text-properties style:text-underline-style="none" officeooo:rsid="0199fd3f" officeooo:paragraph-rsid="0199fd3f"/>
    </style:style>
    <style:style style:name="P51" style:family="paragraph" style:parent-style-name="Preformatted_20_Text">
      <style:paragraph-properties fo:line-height="150%" fo:text-align="justify" style:justify-single-word="false"/>
      <style:text-properties fo:color="#a9b7c6" style:font-name="DejaVu Sans Mono" fo:font-size="11.3000001907349pt" officeooo:rsid="017aa499" officeooo:paragraph-rsid="017aa499"/>
    </style:style>
    <style:style style:name="P52" style:family="paragraph" style:parent-style-name="Preformatted_20_Text">
      <style:paragraph-properties fo:line-height="150%" fo:text-align="justify" style:justify-single-word="false"/>
      <style:text-properties fo:color="#a9b7c6" style:font-name="DejaVu Sans Mono" fo:font-size="11.3000001907349pt" officeooo:rsid="017aa499" officeooo:paragraph-rsid="01835da5"/>
    </style:style>
    <style:style style:name="P53" style:family="paragraph" style:parent-style-name="Preformatted_20_Text">
      <style:paragraph-properties fo:line-height="150%" fo:text-align="justify" style:justify-single-word="false"/>
      <style:text-properties fo:color="#a9b7c6" style:font-name="DejaVu Sans Mono" fo:font-size="11.3000001907349pt" officeooo:rsid="017c6b8a" officeooo:paragraph-rsid="017c6b8a"/>
    </style:style>
    <style:style style:name="P54" style:family="paragraph" style:parent-style-name="Preformatted_20_Text">
      <style:paragraph-properties fo:line-height="150%" fo:text-align="justify" style:justify-single-word="false"/>
      <style:text-properties fo:color="#a9b7c6" style:font-name="DejaVu Sans Mono" fo:font-size="11.3000001907349pt" officeooo:rsid="017c6b8a" officeooo:paragraph-rsid="01835da5"/>
    </style:style>
    <style:style style:name="P55" style:family="paragraph" style:parent-style-name="Preformatted_20_Text">
      <style:paragraph-properties fo:line-height="150%" fo:text-align="justify" style:justify-single-word="false"/>
      <style:text-properties officeooo:rsid="017c6b8a" officeooo:paragraph-rsid="017c6b8a"/>
    </style:style>
    <style:style style:name="P56" style:family="paragraph" style:parent-style-name="Preformatted_20_Text">
      <style:paragraph-properties fo:line-height="150%" fo:text-align="justify" style:justify-single-word="false"/>
      <style:text-properties officeooo:rsid="017c6b8a" officeooo:paragraph-rsid="01835da5"/>
    </style:style>
    <style:style style:name="T1" style:family="text">
      <style:text-properties fo:language="en" fo:country="IN" fo:font-weight="normal" officeooo:rsid="0070d26d" style:font-weight-asian="normal" style:font-weight-complex="normal"/>
    </style:style>
    <style:style style:name="T2" style:family="text">
      <style:text-properties fo:language="en" fo:country="IN" fo:font-weight="normal" officeooo:rsid="006eb204" style:font-weight-asian="normal" style:font-weight-complex="normal"/>
    </style:style>
    <style:style style:name="T3" style:family="text">
      <style:text-properties fo:language="en" fo:country="IN" fo:font-weight="normal" officeooo:rsid="00bde122" style:font-weight-asian="normal" style:font-weight-complex="normal"/>
    </style:style>
    <style:style style:name="T4" style:family="text">
      <style:text-properties fo:language="en" fo:country="IN" fo:font-weight="normal" officeooo:rsid="001b1296" style:font-weight-asian="normal" style:font-weight-complex="normal"/>
    </style:style>
    <style:style style:name="T5" style:family="text">
      <style:text-properties fo:language="en" fo:country="IN" fo:font-weight="normal" officeooo:rsid="01947d07" style:font-weight-asian="normal" style:font-weight-complex="normal"/>
    </style:style>
    <style:style style:name="T6" style:family="text">
      <style:text-properties fo:language="en" fo:country="IN" fo:font-weight="normal" officeooo:rsid="01981c84" style:font-weight-asian="normal" style:font-weight-complex="normal"/>
    </style:style>
    <style:style style:name="T7" style:family="text">
      <style:text-properties fo:language="en" fo:country="IN" officeooo:rsid="0024eac4"/>
    </style:style>
    <style:style style:name="T8" style:family="text">
      <style:text-properties fo:language="en" fo:country="IN"/>
    </style:style>
    <style:style style:name="T9" style:family="text">
      <style:text-properties fo:language="en" fo:country="IN" style:text-underline-style="none" fo:font-weight="bold" officeooo:rsid="008180b9" style:font-weight-asian="bold" style:font-weight-complex="bold"/>
    </style:style>
    <style:style style:name="T10" style:family="text">
      <style:text-properties fo:language="en" fo:country="IN" style:text-underline-style="none" fo:font-weight="bold" officeooo:rsid="0082612f" style:font-weight-asian="bold" style:font-weight-complex="bold"/>
    </style:style>
    <style:style style:name="T11" style:family="text">
      <style:text-properties fo:language="en" fo:country="IN" style:text-underline-style="none" fo:font-weight="normal" officeooo:rsid="009a476f" style:font-weight-asian="normal" style:font-weight-complex="normal"/>
    </style:style>
    <style:style style:name="T12" style:family="text">
      <style:text-properties fo:language="en" fo:country="IN" style:text-underline-style="none" fo:font-weight="normal" officeooo:rsid="0083cf79" style:font-weight-asian="normal" style:font-weight-complex="normal"/>
    </style:style>
    <style:style style:name="T13" style:family="text">
      <style:text-properties fo:language="en" fo:country="IN" style:text-underline-style="none" fo:font-weight="normal" officeooo:rsid="001b1296" style:font-weight-asian="normal" style:font-weight-complex="normal"/>
    </style:style>
    <style:style style:name="T14" style:family="text">
      <style:text-properties fo:language="en" fo:country="IN" style:text-underline-style="none" fo:font-weight="normal" officeooo:rsid="008180b9" style:font-weight-asian="normal" style:font-weight-complex="normal"/>
    </style:style>
    <style:style style:name="T15" style:family="text">
      <style:text-properties fo:language="en" fo:country="IN" style:text-underline-style="none" fo:font-weight="normal" officeooo:rsid="0082612f" style:font-weight-asian="normal" style:font-weight-complex="normal"/>
    </style:style>
    <style:style style:name="T16" style:family="text">
      <style:text-properties fo:language="en" fo:country="IN" officeooo:rsid="00bde122"/>
    </style:style>
    <style:style style:name="T17" style:family="text">
      <style:text-properties fo:font-weight="bold" officeooo:rsid="0036cc49" style:font-weight-asian="bold" style:font-weight-complex="bold"/>
    </style:style>
    <style:style style:name="T18" style:family="text">
      <style:text-properties fo:font-weight="bold" officeooo:rsid="00183527" style:font-weight-asian="bold" style:font-weight-complex="bold"/>
    </style:style>
    <style:style style:name="T19" style:family="text">
      <style:text-properties fo:font-weight="bold" officeooo:rsid="00705e75" style:font-weight-asian="bold" style:font-weight-complex="bold"/>
    </style:style>
    <style:style style:name="T20" style:family="text">
      <style:text-properties fo:font-weight="bold" officeooo:rsid="008170fe" style:font-weight-asian="bold" style:font-weight-complex="bold"/>
    </style:style>
    <style:style style:name="T21" style:family="text">
      <style:text-properties officeooo:rsid="0024eac4"/>
    </style:style>
    <style:style style:name="T22" style:family="text">
      <style:text-properties officeooo:rsid="002b4001"/>
    </style:style>
    <style:style style:name="T23" style:family="text">
      <style:text-properties officeooo:rsid="002b98e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4eac4" style:font-weight-asian="normal" style:font-weight-complex="normal"/>
    </style:style>
    <style:style style:name="T26" style:family="text">
      <style:text-properties fo:font-weight="normal" officeooo:rsid="001b1296" style:font-weight-asian="normal" style:font-weight-complex="normal"/>
    </style:style>
    <style:style style:name="T27" style:family="text">
      <style:text-properties fo:font-weight="normal" officeooo:rsid="0155e2e9" style:font-weight-asian="normal" style:font-weight-complex="normal"/>
    </style:style>
    <style:style style:name="T28" style:family="text">
      <style:text-properties fo:font-weight="normal" officeooo:rsid="01594228" style:font-weight-asian="normal" style:font-weight-complex="normal"/>
    </style:style>
    <style:style style:name="T29" style:family="text">
      <style:text-properties fo:font-weight="normal" officeooo:rsid="015ca069" style:font-weight-asian="normal" style:font-weight-complex="normal"/>
    </style:style>
    <style:style style:name="T30" style:family="text">
      <style:text-properties fo:font-weight="normal" officeooo:rsid="0036cc49" style:font-weight-asian="normal" style:font-weight-complex="normal"/>
    </style:style>
    <style:style style:name="T31" style:family="text">
      <style:text-properties fo:font-weight="normal" officeooo:rsid="016ccdb3" style:font-weight-asian="normal" style:font-weight-complex="normal"/>
    </style:style>
    <style:style style:name="T32" style:family="text">
      <style:text-properties officeooo:rsid="0036cc49"/>
    </style:style>
    <style:style style:name="T33" style:family="text">
      <style:text-properties officeooo:rsid="004bf1bb"/>
    </style:style>
    <style:style style:name="T34" style:family="text">
      <style:text-properties officeooo:rsid="004de20d"/>
    </style:style>
    <style:style style:name="T35" style:family="text">
      <style:text-properties officeooo:rsid="004fa03a"/>
    </style:style>
    <style:style style:name="T36" style:family="text">
      <style:text-properties fo:color="#000000" style:font-name="Liberation Serif" fo:font-size="12pt" style:font-size-asian="12pt" style:font-size-complex="12pt"/>
    </style:style>
    <style:style style:name="T37" style:family="text">
      <style:text-properties fo:color="#000000" style:font-name="Liberation Serif" fo:font-size="12pt" officeooo:rsid="0052d264" style:font-size-asian="12pt" style:font-size-complex="12pt"/>
    </style:style>
    <style:style style:name="T38" style:family="text">
      <style:text-properties fo:color="#000000" style:font-name="Liberation Serif" fo:font-size="12pt" officeooo:rsid="005824ed" style:font-size-asian="12pt" style:font-size-complex="12pt"/>
    </style:style>
    <style:style style:name="T39" style:family="text">
      <style:text-properties fo:color="#000000" style:font-name="Liberation Serif" fo:font-size="12pt" officeooo:rsid="005990e6" style:font-size-asian="12pt" style:font-size-complex="12pt"/>
    </style:style>
    <style:style style:name="T40" style:family="text">
      <style:text-properties fo:color="#000000" style:font-name="Liberation Serif" fo:font-size="12pt" officeooo:rsid="005a63cf" style:font-size-asian="12pt" style:font-size-complex="12pt"/>
    </style:style>
    <style:style style:name="T41" style:family="text">
      <style:text-properties fo:color="#000000" style:font-name="Liberation Serif" fo:font-size="12pt" officeooo:rsid="005c47ac" style:font-size-asian="12pt" style:font-size-complex="12pt"/>
    </style:style>
    <style:style style:name="T42" style:family="text">
      <style:text-properties fo:color="#000000" style:font-name="Liberation Serif" fo:font-size="12pt" officeooo:rsid="005ee702" style:font-size-asian="12pt" style:font-size-complex="12pt"/>
    </style:style>
    <style:style style:name="T43" style:family="text">
      <style:text-properties fo:color="#000000" style:font-name="Liberation Serif" fo:font-size="12pt" officeooo:rsid="002b98ef" style:font-size-asian="12pt" style:font-size-complex="12pt"/>
    </style:style>
    <style:style style:name="T44" style:family="text">
      <style:text-properties fo:color="#000000" style:font-name="Liberation Serif" fo:font-size="12pt" officeooo:rsid="00623016" style:font-size-asian="12pt" style:font-size-complex="12pt"/>
    </style:style>
    <style:style style:name="T45" style:family="text">
      <style:text-properties fo:color="#000000" style:font-name="Liberation Serif" fo:font-size="12pt" officeooo:rsid="0064e680" style:font-size-asian="12pt" style:font-size-complex="12pt"/>
    </style:style>
    <style:style style:name="T46" style:family="text">
      <style:text-properties fo:color="#000000" style:font-name="Liberation Serif" fo:font-size="12pt" officeooo:rsid="016642cf" style:font-size-asian="12pt" style:font-size-complex="12pt"/>
    </style:style>
    <style:style style:name="T47" style:family="text">
      <style:text-properties fo:color="#000000" style:font-name="Liberation Serif" fo:font-size="12pt" officeooo:rsid="018a4c93" style:font-size-asian="12pt" style:font-size-complex="12pt"/>
    </style:style>
    <style:style style:name="T48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size="12pt" fo:font-weight="normal" officeooo:rsid="0083cf79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fo:font-size="12pt" fo:font-weight="normal" officeooo:rsid="00a2713d" style:font-size-asian="12pt" style:font-weight-asian="normal" style:font-size-complex="12pt" style:font-weight-complex="normal"/>
    </style:style>
    <style:style style:name="T51" style:family="text">
      <style:text-properties fo:color="#000000" style:font-name="Liberation Serif" fo:font-size="12pt" fo:font-weight="normal" officeooo:rsid="00a28582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erif" fo:font-size="12pt" fo:font-weight="normal" officeooo:rsid="00a5e2ee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Serif" fo:font-size="12pt" fo:font-weight="normal" officeooo:rsid="00a66638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erif" fo:font-size="12pt" fo:language="en" fo:country="IN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erif" fo:font-size="12pt" fo:language="en" fo:country="IN" style:text-underline-style="none" fo:font-weight="normal" officeooo:rsid="009a476f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erif" fo:font-size="12pt" fo:language="en" fo:country="IN" style:text-underline-style="none" fo:font-weight="normal" officeooo:rsid="00923a38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erif" fo:font-size="12pt" fo:language="en" fo:country="IN" style:text-underline-style="none" fo:font-weight="normal" officeooo:rsid="0083cf79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erif" fo:font-size="12pt" fo:language="en" fo:country="IN" style:text-underline-style="none" fo:font-weight="normal" officeooo:rsid="009c423c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erif" fo:font-size="12pt" fo:language="en" fo:country="IN" style:text-underline-style="none" fo:font-weight="normal" officeooo:rsid="00892d88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erif" fo:font-size="12pt" fo:language="en" fo:country="IN" style:text-underline-style="none" fo:font-weight="normal" officeooo:rsid="008b2abb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erif" fo:font-size="12pt" fo:language="en" fo:country="IN" style:text-underline-style="none" fo:font-weight="normal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erif" fo:font-size="12pt" fo:language="en" fo:country="IN" style:text-underline-style="none" fo:font-weight="normal" officeooo:rsid="00a17944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erif" fo:font-size="12pt" fo:language="en" fo:country="IN" style:text-underline-style="none" fo:font-weight="normal" officeooo:rsid="00bfcc58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erif" fo:font-size="12pt" fo:language="en" fo:country="IN" style:text-underline-style="none" fo:font-weight="normal" officeooo:rsid="00c3a736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erif" fo:font-size="12pt" fo:language="en" fo:country="IN" style:text-underline-style="none" fo:font-weight="normal" officeooo:rsid="00d028dc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erif" fo:font-size="12pt" fo:language="en" fo:country="IN" style:text-underline-style="none" fo:font-weight="normal" officeooo:rsid="00d0a407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erif" fo:font-size="12pt" fo:language="en" fo:country="IN" style:text-underline-style="none" fo:font-weight="normal" officeooo:rsid="00d4313e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erif" fo:font-size="12pt" fo:language="en" fo:country="IN" style:text-underline-style="none" fo:font-weight="normal" officeooo:rsid="004fa03a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erif" fo:font-size="12pt" fo:language="en" fo:country="IN" style:text-underline-style="none" fo:font-weight="normal" officeooo:rsid="0052d264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erif" fo:font-size="12pt" fo:language="en" fo:country="IN" style:text-underline-style="none" fo:font-weight="normal" officeooo:rsid="005824ed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erif" fo:font-size="12pt" fo:language="en" fo:country="IN" style:text-underline-style="none" fo:font-weight="normal" officeooo:rsid="00d8f780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erif" fo:font-size="12pt" fo:language="en" fo:country="IN" style:text-underline-style="none" fo:font-weight="normal" officeooo:rsid="00da5901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erif" fo:font-size="12pt" fo:language="en" fo:country="IN" style:text-underline-style="none" fo:font-weight="normal" officeooo:rsid="00dfdb8a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erif" fo:font-size="12pt" fo:language="en" fo:country="IN" style:text-underline-style="none" fo:font-weight="normal" officeooo:rsid="00d61757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erif" fo:font-size="12pt" fo:language="en" fo:country="IN" style:text-underline-style="none" fo:font-weight="normal" officeooo:rsid="00e57796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erif" fo:font-size="12pt" fo:language="en" fo:country="IN" style:text-underline-style="none" fo:font-weight="normal" officeooo:rsid="00e8483c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Serif" fo:font-size="12pt" fo:language="en" fo:country="IN" style:text-underline-style="none" fo:font-weight="normal" officeooo:rsid="00e8483c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erif" fo:font-size="12pt" fo:language="en" fo:country="IN" style:text-underline-style="none" fo:font-weight="normal" officeooo:rsid="00ef038c" style:font-size-asian="12pt" style:font-weight-asian="normal" style:font-size-complex="12pt" style:font-weight-complex="normal"/>
    </style:style>
    <style:style style:name="T79" style:family="text">
      <style:text-properties fo:color="#000000" style:font-name="Liberation Serif" fo:font-size="12pt" fo:language="en" fo:country="IN" style:text-underline-style="none" fo:font-weight="normal" officeooo:rsid="00ef038c" style:font-size-asian="12pt" style:font-weight-asian="normal" style:font-size-complex="12pt" style:font-weight-complex="normal"/>
    </style:style>
    <style:style style:name="T80" style:family="text">
      <style:text-properties fo:color="#000000" style:font-name="Liberation Serif" fo:font-size="12pt" fo:language="en" fo:country="IN" style:text-underline-style="none" fo:font-weight="normal" officeooo:rsid="00f26afb" style:font-size-asian="12pt" style:font-weight-asian="normal" style:font-size-complex="12pt" style:font-weight-complex="normal"/>
    </style:style>
    <style:style style:name="T81" style:family="text">
      <style:text-properties fo:color="#000000" style:font-name="Liberation Serif" fo:font-size="12pt" fo:language="en" fo:country="IN" style:text-underline-style="none" fo:font-weight="normal" officeooo:rsid="00f26afb" style:font-size-asian="12pt" style:font-weight-asian="normal" style:font-size-complex="12pt" style:font-weight-complex="normal"/>
    </style:style>
    <style:style style:name="T82" style:family="text">
      <style:text-properties fo:color="#000000" style:font-name="Liberation Serif" fo:font-size="12pt" fo:language="en" fo:country="IN" style:text-underline-style="none" fo:font-weight="normal" officeooo:rsid="00f57a5f" style:font-size-asian="12pt" style:font-weight-asian="normal" style:font-size-complex="12pt" style:font-weight-complex="normal"/>
    </style:style>
    <style:style style:name="T83" style:family="text">
      <style:text-properties fo:color="#000000" style:font-name="Liberation Serif" fo:font-size="12pt" fo:language="en" fo:country="IN" style:text-underline-style="none" fo:font-weight="normal" officeooo:rsid="00f57a5f" style:font-size-asian="12pt" style:font-weight-asian="normal" style:font-size-complex="12pt" style:font-weight-complex="normal"/>
    </style:style>
    <style:style style:name="T84" style:family="text">
      <style:text-properties fo:color="#000000" style:font-name="Liberation Serif" fo:font-size="12pt" fo:language="en" fo:country="IN" style:text-underline-style="none" fo:font-weight="normal" officeooo:rsid="00fa3f34" style:font-size-asian="12pt" style:font-weight-asian="normal" style:font-size-complex="12pt" style:font-weight-complex="normal"/>
    </style:style>
    <style:style style:name="T85" style:family="text">
      <style:text-properties fo:color="#000000" style:font-name="Liberation Serif" fo:font-size="12pt" fo:language="en" fo:country="IN" style:text-underline-style="none" fo:font-weight="normal" officeooo:rsid="00a28582" style:font-size-asian="12pt" style:font-weight-asian="normal" style:font-size-complex="12pt" style:font-weight-complex="normal"/>
    </style:style>
    <style:style style:name="T86" style:family="text">
      <style:text-properties fo:color="#000000" style:font-name="Liberation Serif" fo:font-size="12pt" fo:language="en" fo:country="IN" style:text-underline-style="none" fo:font-weight="normal" officeooo:rsid="00a5e2ee" style:font-size-asian="12pt" style:font-weight-asian="normal" style:font-size-complex="12pt" style:font-weight-complex="normal"/>
    </style:style>
    <style:style style:name="T87" style:family="text">
      <style:text-properties fo:color="#000000" style:font-name="Liberation Serif" fo:font-size="12pt" fo:language="en" fo:country="IN" style:text-underline-style="none" fo:font-weight="normal" officeooo:rsid="00a66638" style:font-size-asian="12pt" style:font-weight-asian="normal" style:font-size-complex="12pt" style:font-weight-complex="normal"/>
    </style:style>
    <style:style style:name="T88" style:family="text">
      <style:text-properties fo:color="#000000" style:font-name="Liberation Serif" fo:font-size="12pt" fo:language="en" fo:country="IN" style:text-underline-style="none" fo:font-weight="normal" officeooo:rsid="00fd68dc" style:font-size-asian="12pt" style:font-weight-asian="normal" style:font-size-complex="12pt" style:font-weight-complex="normal"/>
    </style:style>
    <style:style style:name="T89" style:family="text">
      <style:text-properties fo:color="#000000" style:font-name="Liberation Serif" fo:font-size="12pt" fo:language="en" fo:country="IN" style:text-underline-style="none" fo:font-weight="normal" officeooo:rsid="00a86bf0" style:font-size-asian="12pt" style:font-weight-asian="normal" style:font-size-complex="12pt" style:font-weight-complex="normal"/>
    </style:style>
    <style:style style:name="T90" style:family="text">
      <style:text-properties fo:color="#000000" style:font-name="Liberation Serif" fo:font-size="12pt" fo:language="en" fo:country="IN" style:text-underline-style="none" fo:font-weight="normal" officeooo:rsid="0135a294" style:font-size-asian="12pt" style:font-weight-asian="normal" style:font-size-complex="12pt" style:font-weight-complex="normal"/>
    </style:style>
    <style:style style:name="T91" style:family="text">
      <style:text-properties fo:color="#000000" style:font-name="Liberation Serif" fo:font-size="12pt" fo:language="en" fo:country="IN" style:text-underline-style="none" fo:font-weight="normal" officeooo:rsid="0172b042" style:font-size-asian="12pt" style:font-weight-asian="normal" style:font-size-complex="12pt" style:font-weight-complex="normal"/>
    </style:style>
    <style:style style:name="T92" style:family="text">
      <style:text-properties fo:color="#000000" style:font-name="Liberation Serif" fo:font-size="12pt" fo:language="en" fo:country="IN" style:text-underline-style="none" fo:font-weight="normal" officeooo:rsid="01835da5" style:font-size-asian="12pt" style:font-weight-asian="normal" style:font-size-complex="12pt" style:font-weight-complex="normal"/>
    </style:style>
    <style:style style:name="T93" style:family="text">
      <style:text-properties fo:color="#000000" style:font-name="Liberation Serif" fo:font-size="12pt" fo:language="en" fo:country="IN" style:text-underline-style="none" fo:font-weight="normal" officeooo:rsid="0184c9a1" style:font-size-asian="12pt" style:font-weight-asian="normal" style:font-size-complex="12pt" style:font-weight-complex="normal"/>
    </style:style>
    <style:style style:name="T94" style:family="text">
      <style:text-properties fo:color="#000000" style:font-name="Liberation Serif" fo:font-size="12pt" fo:language="en" fo:country="IN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style:font-name="Liberation Serif" fo:font-size="12pt" fo:language="en" fo:country="IN" style:text-underline-style="none" fo:font-weight="bold" officeooo:rsid="0036cc49" style:font-size-asian="12pt" style:font-weight-asian="bold" style:font-size-complex="12pt" style:font-weight-complex="bold"/>
    </style:style>
    <style:style style:name="T96" style:family="text">
      <style:text-properties fo:color="#000000" style:font-name="Liberation Serif" fo:font-size="12pt" fo:language="en" fo:country="IN" style:text-underline-style="none" fo:font-weight="bold" officeooo:rsid="0083cf79" style:font-size-asian="12pt" style:font-weight-asian="bold" style:font-size-complex="12pt" style:font-weight-complex="bold"/>
    </style:style>
    <style:style style:name="T97" style:family="text">
      <style:text-properties fo:color="#000000" style:font-name="Liberation Serif" fo:font-size="12pt" fo:language="en" fo:country="IN" style:text-underline-style="none" fo:font-weight="bold" officeooo:rsid="00d61757" style:font-size-asian="12pt" style:font-weight-asian="bold" style:font-size-complex="12pt" style:font-weight-complex="bold"/>
    </style:style>
    <style:style style:name="T98" style:family="text">
      <style:text-properties fo:color="#000000" style:font-name="Liberation Serif" fo:font-size="12pt" fo:language="en" fo:country="IN" style:text-underline-style="none" fo:font-weight="bold" officeooo:rsid="0052d264" style:font-size-asian="12pt" style:font-weight-asian="bold" style:font-size-complex="12pt" style:font-weight-complex="bold"/>
    </style:style>
    <style:style style:name="T99" style:family="text">
      <style:text-properties fo:color="#000000" style:font-name="Liberation Serif" fo:font-size="12pt" fo:language="en" fo:country="IN" fo:font-style="italic" style:text-underline-style="none" fo:font-weight="normal" officeooo:rsid="00a5e2ee" style:font-size-asian="12pt" style:font-weight-asian="normal" style:font-size-complex="12pt" style:font-weight-complex="normal"/>
    </style:style>
    <style:style style:name="T100" style:family="text">
      <style:text-properties fo:color="#000000" style:font-name="Liberation Serif" fo:font-size="12pt" fo:language="en" fo:country="IN" fo:font-style="italic" style:text-underline-style="none" fo:font-weight="normal" officeooo:rsid="0083cf79" style:font-size-asian="12pt" style:font-weight-asian="normal" style:font-size-complex="12pt" style:font-weight-complex="normal"/>
    </style:style>
    <style:style style:name="T101" style:family="text">
      <style:text-properties fo:color="#000000" style:font-name="Liberation Serif" fo:font-size="12pt" fo:language="en" fo:country="IN" fo:font-style="italic" style:text-underline-style="none" fo:font-weight="normal" officeooo:rsid="011d4a7d" style:font-size-asian="12pt" style:font-weight-asian="normal" style:font-size-complex="12pt" style:font-weight-complex="normal"/>
    </style:style>
    <style:style style:name="T102" style:family="text">
      <style:text-properties fo:color="#000000" style:font-name="Liberation Serif" fo:font-size="12pt" fo:language="en" fo:country="IN" fo:font-style="italic" style:text-underline-style="none" fo:font-weight="normal" officeooo:rsid="011f0502" style:font-size-asian="12pt" style:font-weight-asian="normal" style:font-size-complex="12pt" style:font-weight-complex="normal"/>
    </style:style>
    <style:style style:name="T103" style:family="text">
      <style:text-properties fo:color="#000000" style:font-name="Liberation Serif" fo:font-size="12pt" fo:language="en" fo:country="IN" fo:font-style="italic" style:text-underline-style="none" fo:font-weight="normal" officeooo:rsid="011fe07c" style:font-size-asian="12pt" style:font-weight-asian="normal" style:font-size-complex="12pt" style:font-weight-complex="normal"/>
    </style:style>
    <style:style style:name="T104" style:family="text">
      <style:text-properties fo:color="#000000" style:font-name="Liberation Serif" fo:font-size="12pt" fo:language="en" fo:country="IN" fo:font-style="italic" style:text-underline-style="none" fo:font-weight="normal" officeooo:rsid="012104cc" style:font-size-asian="12pt" style:font-weight-asian="normal" style:font-size-complex="12pt" style:font-weight-complex="normal"/>
    </style:style>
    <style:style style:name="T105" style:family="text">
      <style:text-properties fo:color="#000000" style:font-name="Liberation Serif" fo:font-size="12pt" fo:language="en" fo:country="IN" fo:font-style="italic" style:text-underline-style="none" fo:font-weight="normal" officeooo:rsid="01263389" style:font-size-asian="12pt" style:font-weight-asian="normal" style:font-size-complex="12pt" style:font-weight-complex="normal"/>
    </style:style>
    <style:style style:name="T106" style:family="text">
      <style:text-properties fo:color="#000000" style:font-name="Liberation Serif" fo:font-size="12pt" fo:language="en" fo:country="IN" fo:font-style="italic" style:text-underline-style="none" fo:font-weight="normal" officeooo:rsid="01304a20" style:font-size-asian="12pt" style:font-style-asian="italic" style:font-weight-asian="normal" style:font-size-complex="12pt" style:font-style-complex="italic" style:font-weight-complex="normal"/>
    </style:style>
    <style:style style:name="T107" style:family="text">
      <style:text-properties fo:color="#000000" style:font-name="Liberation Serif" fo:font-size="12pt" fo:language="en" fo:country="IN" fo:font-style="italic" style:text-underline-style="none" fo:font-weight="bold" officeooo:rsid="0083cf79" style:font-size-asian="12pt" style:font-weight-asian="bold" style:font-size-complex="12pt" style:font-weight-complex="bold"/>
    </style:style>
    <style:style style:name="T108" style:family="text">
      <style:text-properties fo:color="#000000" style:font-name="Liberation Serif" fo:font-size="12pt" fo:language="en" fo:country="IN" fo:font-style="italic" style:text-underline-style="none" fo:font-weight="bold" officeooo:rsid="010d72c0" style:font-size-asian="12pt" style:font-weight-asian="bold" style:font-size-complex="12pt" style:font-weight-complex="bold"/>
    </style:style>
    <style:style style:name="T109" style:family="text">
      <style:text-properties fo:color="#000000" style:font-name="Liberation Serif" fo:font-size="12pt" fo:language="en" fo:country="IN" fo:font-style="normal" style:text-underline-style="none" fo:font-weight="normal" officeooo:rsid="0083cf7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style:font-name="Liberation Serif" fo:font-size="12pt" fo:language="en" fo:country="IN" fo:font-style="normal" style:text-underline-style="none" fo:font-weight="normal" officeooo:rsid="0119b46d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style:font-name="Liberation Serif" fo:font-size="12pt" fo:language="en" fo:country="IN" fo:font-style="normal" style:text-underline-style="none" fo:font-weight="normal" officeooo:rsid="00fa3f3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000000" style:font-name="Liberation Serif" fo:font-size="12pt" fo:language="en" fo:country="IN" fo:font-style="normal" style:text-underline-style="none" fo:font-weight="bold" officeooo:rsid="0052d264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color="#000000" style:font-name="Liberation Serif" fo:font-size="12pt" fo:language="en" fo:country="IN" fo:font-style="normal" style:text-underline-style="none" fo:font-weight="bold" officeooo:rsid="0036cc49" style:font-size-asian="12pt" style:font-style-asian="normal" style:font-weight-asian="bold" style:font-size-complex="12pt" style:font-style-complex="normal" style:font-weight-complex="bold"/>
    </style:style>
    <style:style style:name="T114" style:family="text">
      <style:text-properties fo:color="#000000" style:font-name="Liberation Serif" fo:font-size="12pt" fo:language="en" fo:country="IN" fo:font-weight="normal" style:font-size-asian="12pt" style:font-weight-asian="normal" style:font-size-complex="12pt" style:font-weight-complex="normal"/>
    </style:style>
    <style:style style:name="T115" style:family="text">
      <style:text-properties fo:color="#000000" style:font-name="Liberation Serif" fo:font-size="12pt" fo:language="en" fo:country="IN" fo:font-weight="normal" officeooo:rsid="0083cf79" style:font-size-asian="12pt" style:font-weight-asian="normal" style:font-size-complex="12pt" style:font-weight-complex="normal"/>
    </style:style>
    <style:style style:name="T116" style:family="text">
      <style:text-properties fo:color="#000000" style:font-name="Liberation Serif" fo:font-size="12pt" fo:language="en" fo:country="IN" fo:font-weight="normal" officeooo:rsid="0083cf79" style:font-size-asian="12pt" style:font-weight-asian="normal" style:font-size-complex="12pt" style:font-weight-complex="normal"/>
    </style:style>
    <style:style style:name="T117" style:family="text">
      <style:text-properties fo:color="#000000" style:font-name="Liberation Serif" fo:font-size="12pt" fo:font-style="normal" fo:font-weight="normal" officeooo:rsid="0083cf79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style:font-name="Liberation Serif" fo:font-size="12pt" fo:font-style="normal" fo:font-weight="normal" officeooo:rsid="0135a294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style:font-name="Liberation Serif" fo:font-size="12pt" fo:font-style="italic" fo:font-weight="normal" officeooo:rsid="011fe07c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style:font-name="Liberation Serif" fo:font-size="12pt" fo:font-style="italic" fo:font-weight="normal" officeooo:rsid="012104cc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style:font-name="Liberation Serif" fo:font-size="12pt" fo:font-style="italic" fo:font-weight="normal" officeooo:rsid="0083cf79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style:font-name="Liberation Serif" fo:font-size="12pt" fo:font-style="italic" fo:font-weight="normal" officeooo:rsid="01263389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style:font-name="Liberation Serif" fo:font-size="12pt" fo:font-style="italic" fo:font-weight="normal" officeooo:rsid="013d0bfb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color="#000000" style:font-name="Liberation Serif" fo:font-size="12pt" fo:font-style="italic" officeooo:rsid="010d72c0" style:font-size-asian="12pt" style:font-style-asian="normal" style:font-size-complex="12pt" style:font-style-complex="normal"/>
    </style:style>
    <style:style style:name="T125" style:family="text">
      <style:text-properties fo:color="#000000" style:font-name="Liberation Serif" fo:font-size="12pt" fo:font-style="italic" officeooo:rsid="0083cf79" style:font-size-asian="12pt" style:font-style-asian="normal" style:font-size-complex="12pt" style:font-style-complex="normal"/>
    </style:style>
    <style:style style:name="T126" style:family="text">
      <style:text-properties fo:color="#000000" style:font-name="Liberation Serif" fo:language="en" fo:country="IN" style:text-underline-style="none" officeooo:rsid="00e57796"/>
    </style:style>
    <style:style style:name="T127" style:family="text">
      <style:text-properties fo:color="#000000" style:font-name="Liberation Serif" fo:language="en" fo:country="IN" style:text-underline-style="none"/>
    </style:style>
    <style:style style:name="T128" style:family="text">
      <style:text-properties fo:color="#000000" style:font-name="Liberation Serif" fo:font-size="11pt" fo:language="en" fo:country="IN" style:text-underline-style="none" fo:font-weight="bold" officeooo:rsid="00e57796" style:font-size-asian="11pt" style:font-weight-asian="bold" style:font-size-complex="11pt" style:font-weight-complex="bold"/>
    </style:style>
    <style:style style:name="T129" style:family="text">
      <style:text-properties fo:color="#000000" style:font-name="Liberation Serif" fo:font-size="11pt" fo:language="en" fo:country="IN" style:text-underline-style="none" fo:font-weight="bold" officeooo:rsid="00ef038c" style:font-size-asian="11pt" style:font-weight-asian="bold" style:font-size-complex="11pt" style:font-weight-complex="bold"/>
    </style:style>
    <style:style style:name="T130" style:family="text">
      <style:text-properties officeooo:rsid="005ee702"/>
    </style:style>
    <style:style style:name="T131" style:family="text">
      <style:text-properties officeooo:rsid="006eb204"/>
    </style:style>
    <style:style style:name="T132" style:family="text">
      <style:text-properties fo:color="#cc7832" style:font-name="Liberation Serif" fo:font-size="12pt" fo:language="en" fo:country="IN" style:text-underline-style="none" fo:font-weight="normal" style:font-size-asian="12pt" style:font-weight-asian="normal" style:font-size-complex="12pt" style:font-weight-complex="normal"/>
    </style:style>
    <style:style style:name="T133" style:family="text">
      <style:text-properties fo:color="#cc7832" style:font-name="Liberation Serif" fo:font-size="12pt" fo:language="en" fo:country="IN" style:text-underline-style="none" fo:font-weight="normal" style:font-size-asian="12pt" style:font-weight-asian="normal" style:font-size-complex="12pt" style:font-weight-complex="normal"/>
    </style:style>
    <style:style style:name="T134" style:family="text">
      <style:text-properties officeooo:rsid="016ccdb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1. </text:span><text:span text:style-name="T20">Android </text:span><text:span text:style-name="T18">Permission Module</text:span></text:p>
      <text:p text:style-name="P1">For <text:span text:style-name="T21">Asking permissin to access contacts, camera, audio and such type of other permission </text:span></text:p>
      <text:p text:style-name="P1"/>
      <text:p text:style-name="P4">Problem Statement</text:p>
      <text:p text:style-name="P1"><text:tab/><text:span text:style-name="T131">To create demo Permission Request for application using dexter library</text:span></text:p>
      <text:p text:style-name="P4">Process</text:p>
      <text:list xml:id="list305142097538578123" text:style-name="WW8Num15">
        <text:list-item>
          <text:p text:style-name="P32">Firstly create four activites MainActivity which will contain three Buttons <text:span text:style-name="T22">which will starts the other three activities having single buttons.</text:span></text:p>
        </text:list-item>
        <text:list-item>
          <text:p text:style-name="P33">Then name those three activities <text:span text:style-name="T130">(eg. </text:span>as CameraActivity, AudioActivity and the third one <text:span text:style-name="T23">as MultiPermission </text:span>to get multiple permissions on one click<text:span text:style-name="T130">)</text:span>.</text:p>
        </text:list-item>
        <text:list-item>
          <text:p text:style-name="P34">Now <text:span text:style-name="T32">create PermissionController class which will implements two interfaces, </text:span><text:span text:style-name="T17">MultiplePermissionListener</text:span><text:span text:style-name="T32"> for multiple permission request and </text:span><text:span text:style-name="T17">PermissionListener</text:span><text:span text:style-name="T32"> for single permisson request.</text:span></text:p>
        </text:list-item>
        <text:list-item>
          <text:p text:style-name="P45">Create the two constructor of controller class one to take <text:span text:style-name="T134">A</text:span>ctivity and <text:span text:style-name="T30">MultiplePermissionListener </text:span><text:span text:style-name="T24">as parameter </text:span><text:span text:style-name="T31">and another with</text:span><text:span text:style-name="T24"> </text:span><text:span text:style-name="T31">A</text:span><text:span text:style-name="T24">ctivity and </text:span><text:span text:style-name="T30">PermissionListener </text:span><text:span text:style-name="T24">as parameter.</text:span></text:p>
        </text:list-item>
        <text:list-item>
          <text:p text:style-name="P42"><text:span text:style-name="T54">After implementing </text:span><text:span text:style-name="T95">MultiplePermissionListener</text:span><text:span text:style-name="T54"> interfaces </text:span><text:span text:style-name="T84">two methods get overrided:</text:span></text:p>
          <text:p text:style-name="P42"><text:span text:style-name="T84"/></text:p>
          <text:p text:style-name="P15"><text:span text:style-name="T85"><text:s text:c="2"/></text:span><text:span text:style-name="T88">1. </text:span><text:span text:style-name="T85">void onPermissionsChecked</text:span><text:span text:style-name="T86">(MultiplePermissionsReport </text:span><text:span text:style-name="T87">report</text:span><text:span text:style-name="T86">):- </text:span><text:span text:style-name="T101">write the code that you want to execute according to the status of the permission(i.e granted or denied). </text:span><text:span text:style-name="T102">It contains the list of granted and denied permissions.</text:span></text:p>
          <text:p text:style-name="P15"><text:span text:style-name="T99"/></text:p>
          <text:p text:style-name="P15"><text:span text:style-name="T88"><text:s text:c="2"/>2. </text:span><text:span text:style-name="T57">void onPermission</text:span><text:span text:style-name="T86">RationaleShouldBeShown</text:span><text:span text:style-name="T57">(</text:span><text:span text:style-name="T89">List&lt;</text:span><text:span text:style-name="T57">Permission</text:span><text:span text:style-name="T86">Request</text:span><text:span text:style-name="T89">&gt;</text:span><text:span text:style-name="T57"> </text:span><text:span text:style-name="T86">permission, PermissionToken token</text:span><text:span text:style-name="T57">) :-</text:span><text:span text:style-name="T100"> </text:span><text:span text:style-name="T103">permission contains the list of permssions. PermissionTokens are use</text:span><text:span text:style-name="T104">d</text:span><text:span text:style-name="T103"> when you want</text:span><text:span text:style-name="T100"> to continue the request process each time when the application starts, add </text:span><text:span text:style-name="T108"><text:s/>t</text:span><text:span text:style-name="T107">oken.continuePermissionRequest();</text:span><text:span text:style-name="T100"> and to stop this process to be occure each time when the Application is started, add </text:span><text:span text:style-name="T107">token.cancelPermissionRequest();</text:span><text:span text:style-name="T100"> if you add this line to your code the permission process will get called only </text:span><text:span text:style-name="T105">once when</text:span><text:span text:style-name="T100"> the application is installed.</text:span></text:p>
        </text:list-item>
        <text:list-item>
          <text:p text:style-name="P15"><text:span text:style-name="T109">After implementing </text:span><text:span text:style-name="T113">PermissionListener</text:span><text:span text:style-name="T109"> interfaces </text:span><text:span text:style-name="T110">these</text:span><text:span text:style-name="T111"> methods get overrided:</text:span></text:p>
          <text:p text:style-name="P15"><text:span text:style-name="T55"><text:s text:c="2"/></text:span><text:span text:style-name="T90">1. </text:span><text:span text:style-name="T55">void onPermissionGranted(</text:span><text:span text:style-name="T11"> </text:span><text:span text:style-name="T55">PermissionGrantedResponse response):- </text:span><text:span text:style-name="T106">write the code to be exected when permission is granted.</text:span></text:p>
          <text:p text:style-name="P31"><text:span text:style-name="T58"><text:s/></text:span><text:span text:style-name="T90">2. </text:span><text:span text:style-name="T58">v</text:span><text:span text:style-name="T57">oid onPermission</text:span><text:span text:style-name="T55">Denied</text:span><text:span text:style-name="T57">(</text:span><text:span text:style-name="T12"> </text:span><text:span text:style-name="T57">Permission</text:span><text:span text:style-name="T55">Denied</text:span><text:span text:style-name="T57">Response response) :- </text:span><text:span text:style-name="T106">write the code you want to execute when permission is denied.</text:span></text:p>
          <text:p text:style-name="P11"><text:soft-page-break/><text:span text:style-name="T117"><text:s/></text:span><text:span text:style-name="T118">3. </text:span><text:span text:style-name="T117">void onPermissionRationaleShouldBeShown(PermissionRequest permission:-</text:span><text:span text:style-name="T119">permission contains the </text:span><text:span text:style-name="T123">name of requested</text:span><text:span text:style-name="T119"> permssions. PermissionTokens are use</text:span><text:span text:style-name="T120">d</text:span><text:span text:style-name="T119"> when you want</text:span><text:span text:style-name="T121"> to continue the request process each time when the application starts, add </text:span><text:span text:style-name="T124">t</text:span><text:span text:style-name="T125">oken.continuePermissionRequest();</text:span><text:span text:style-name="T121"> and to stop this process to be occure each time when the Application is started, add </text:span><text:span text:style-name="T125">token.cancelPermissionRequest();</text:span><text:span text:style-name="T121"> if you add this line to your code the permission process will get called only </text:span><text:span text:style-name="T122">once when</text:span><text:span text:style-name="T121"> the application is installed.</text:span></text:p>
        </text:list-item>
        <text:list-item>
          <text:p text:style-name="P14"><text:span text:style-name="T33">Then create Two custom interfaces </text:span><text:span text:style-name="T35">(eg. </text:span><text:span text:style-name="T36">ImultiplePermissionsCallbacks </text:span><text:span text:style-name="T37">&amp; IsinglePermissionsCallbacks</text:span><text:span text:style-name="T38">) </text:span><text:span text:style-name="T33"><text:s/>t</text:span><text:span text:style-name="T35">o</text:span><text:span text:style-name="T33"> handle callback methods </text:span><text:span text:style-name="T34">for those Five methods</text:span></text:p>
        </text:list-item>
        <text:list-item>
          <text:p text:style-name="P35">MainActivity will implements <text:s text:c="2"/><text:span text:style-name="T36">ImultiplePermissionsCallbacks </text:span><text:span text:style-name="T39">so that when Application get installed it will ask the user for all the permission </text:span><text:span text:style-name="T41">which</text:span><text:span text:style-name="T39"> is neede</text:span><text:span text:style-name="T40">d </text:span><text:span text:style-name="T42">and </text:span><text:span text:style-name="T43">MultiPermission </text:span><text:span text:style-name="T44">will also implements </text:span><text:span text:style-name="T36">ImultiplePermissionsCallbacks </text:span><text:span text:style-name="T44">as it also request for more than one permission</text:span><text:span text:style-name="T39">.</text:span></text:p>
        </text:list-item>
        <text:list-item>
          <text:p text:style-name="P36"><text:span text:style-name="T45">T</text:span><text:span text:style-name="T39">he other </text:span><text:span text:style-name="T45">two </text:span><text:span text:style-name="T39">activities will implements </text:span><text:span text:style-name="T37">IsinglePermissionsCallbacks </text:span><text:span text:style-name="T39">as only one permission will be requested by them.</text:span></text:p>
        </text:list-item>
        <text:list-item>
          <text:p text:style-name="P43"><text:span text:style-name="T47">Now, </text:span><text:span text:style-name="T39">C</text:span><text:span text:style-name="T36">reate the controller object to send the callback from activity </text:span><text:span text:style-name="T46">to </text:span><text:span text:style-name="T36">controller :</text:span></text:p>
          <text:p text:style-name="P44"><text:span text:style-name="T54">PermissionController controller = new</text:span><text:span text:style-name="T132"> </text:span><text:span text:style-name="T54">PermissionController</text:span><text:span text:style-name="T76">(this, this);</text:span></text:p>
          <text:p text:style-name="P46"><text:span text:style-name="T54">send name of the permission using controller object </text:span><text:span text:style-name="T91">as :</text:span></text:p>
          <text:p text:style-name="P16"><text:span text:style-name="T128">F</text:span><text:span text:style-name="T129">or MultiplePermissionRequest:</text:span></text:p>
          <text:p text:style-name="P16"><text:span text:style-name="T76">controller.checkMultipleP</text:span><text:span text:style-name="T78">e</text:span><text:span text:style-name="T76">rmission(Manifest.Permission.CAMERA,Menifest.Permission.READ_CONTACT, Menifest.Permission.RECORD_AUDIO);</text:span></text:p>
          <text:p text:style-name="P16"><text:span text:style-name="T128">F</text:span><text:span text:style-name="T129">or SinglePermissionRequest:</text:span></text:p>
          <text:p text:style-name="P47"><text:span text:style-name="T76">controller.check</text:span><text:span text:style-name="T82">Sing</text:span><text:span text:style-name="T76">leP</text:span><text:span text:style-name="T78">e</text:span><text:span text:style-name="T76">rmission(Manifest.Permission.CAMERA</text:span><text:span text:style-name="T80">);</text:span></text:p>
        </text:list-item>
        <text:list-item>
          <text:p text:style-name="P48"><text:span text:style-name="T92">T</text:span><text:span text:style-name="T54">o Register multiple permissions:</text:span></text:p>
        </text:list-item>
      </text:list>
      <text:p text:style-name="P51"><text:span text:style-name="T54"><text:s text:c="17"/>public void checkMultiplePermission(String... permissions) {</text:span></text:p>
      <text:p text:style-name="P53"><text:span text:style-name="T54"><text:s text:c="26"/>Dexter.withActivity(activity)</text:span></text:p>
      <text:p text:style-name="P53"><text:span text:style-name="T54"><text:s text:c="36"/>.withPermissions(permissions)</text:span></text:p>
      <text:p text:style-name="P53"><text:span text:style-name="T54"><text:s text:c="36"/>.withListener(this)</text:span></text:p>
      <text:p text:style-name="P55"><text:span text:style-name="T54"><text:s text:c="37"/>.check();</text:span></text:p>
      <text:list xml:id="list163634643169516" text:continue-numbering="true" text:style-name="WW8Num15">
        <text:list-header>
          <text:p text:style-name="P49"><text:span text:style-name="T92">T</text:span><text:span text:style-name="T54">o Register </text:span><text:span text:style-name="T92">single</text:span><text:span text:style-name="T54"> permissions:</text:span></text:p>
        </text:list-header>
      </text:list>
      <text:p text:style-name="P52"><text:span text:style-name="T54"><text:s text:c="17"/>public void check</text:span><text:span text:style-name="T93">Sing</text:span><text:span text:style-name="T54">lePermission(String permission) {</text:span></text:p>
      <text:p text:style-name="P54"><text:span text:style-name="T54"><text:s text:c="26"/>Dexter.withActivity(activity)</text:span></text:p>
      <text:p text:style-name="P54"><text:span text:style-name="T54"><text:s text:c="36"/>.withPermission(permission)</text:span></text:p>
      <text:p text:style-name="P54"><text:span text:style-name="T54"><text:s text:c="36"/>.withListener(this)</text:span></text:p>
      <text:p text:style-name="P56"><text:span text:style-name="T54"><text:s text:c="37"/>.check();</text:span></text:p>
      <text:p text:style-name="P37"><text:span text:style-name="T36"/></text:p>
      <text:p text:style-name="P1"><text:soft-page-break/></text:p>
      <text:p text:style-name="P4">Conclusion</text:p>
      <text:p text:style-name="P7"><text:tab/><text:span text:style-name="T27">Application </text:span><text:span text:style-name="T29">will</text:span><text:span text:style-name="T27"> ask for permission</text:span><text:span text:style-name="T29">s whether to acces the media of device</text:span><text:span text:style-name="T27"> </text:span><text:span text:style-name="T29">after it will</text:span><text:span text:style-name="T28"> installed</text:span><text:span text:style-name="T27">.</text:span></text:p>
      <text:p text:style-name="P7"><text:span text:style-name="T25"/></text:p>
      <text:p text:style-name="P7"><text:span text:style-name="T25"/></text:p>
      <text:p text:style-name="P3"><text:span text:style-name="T16">1.2</text:span><text:span text:style-name="T7"> </text:span><text:span text:style-name="T8">How to use ?</text:span></text:p>
      <text:p text:style-name="P3"><text:span text:style-name="T5"><text:s/>you can use permission module in your project to ask the user for th permissions</text:span></text:p>
      <text:p text:style-name="P8"><text:span text:style-name="T26"/></text:p>
      <text:p text:style-name="P5">Problem Statement</text:p>
      <text:p text:style-name="P2"><text:tab/><text:span text:style-name="T1">How to use </text:span><text:span text:style-name="T6">Permission Module with</text:span><text:span text:style-name="T1"> Dexter Library </text:span><text:span text:style-name="T3">for</text:span><text:span text:style-name="T1"> </text:span><text:span text:style-name="T2">Android Permissions in applications</text:span></text:p>
      <text:p text:style-name="P9"><text:span text:style-name="T26">Process</text:span></text:p>
      <text:list xml:id="list8630820547467269223" text:style-name="L2">
        <text:list-item>
          <text:p text:style-name="P20"><text:span text:style-name="T13">F</text:span><text:span text:style-name="T14">irst include the Dexter Library dependency in your app’s </text:span><text:span text:style-name="T9">gradle.</text:span><text:span text:style-name="T10">build</text:span><text:span text:style-name="T15"> </text:span><text:span text:style-name="T12">i.e <text:s text:c="6"/></text:span><text:span text:style-name="T96">implementation 'com.karumi:dexter:5.0.0' </text:span><text:span text:style-name="T64">using link;</text:span><text:span text:style-name="T63"> https://github.com/Karumi/Dexter.</text:span></text:p>
        </text:list-item>
        <text:list-item>
          <text:p text:style-name="P18"><text:span text:style-name="T57">N</text:span><text:span text:style-name="T59">ow, </text:span><text:span text:style-name="T65">copy</text:span><text:span text:style-name="T59"> Controller class </text:span><text:span text:style-name="T60">to handle</text:span><text:span text:style-name="T59"> permission</text:span><text:span text:style-name="T60">s </text:span><text:span text:style-name="T66">and to re</text:span><text:span text:style-name="T67">ceive callbacks.</text:span></text:p>
        </text:list-item>
        <text:list-item>
          <text:p text:style-name="P38"><text:span text:style-name="T67">A</text:span><text:span text:style-name="T54">fter that, copy two custom interfaces </text:span><text:span text:style-name="T68">(</text:span><text:span text:style-name="T72">i.e</text:span><text:span text:style-name="T68"> </text:span><text:span text:style-name="T54">ImultiplePermissionsCallbacks </text:span><text:span text:style-name="T69">&amp; IsinglePermissionsCallbacks</text:span><text:span text:style-name="T70">) </text:span><text:span text:style-name="T71">which contains the methods required for callback.</text:span></text:p>
        </text:list-item>
        <text:list-item>
          <text:p text:style-name="P39"><text:span text:style-name="T71">N</text:span><text:span text:style-name="T54">ow implement your activity with these custom interfaces </text:span><text:span text:style-name="T73">as per your need (i.e For multiple permission implement </text:span><text:span text:style-name="T97">ImultiplePermissionsCallbacks</text:span><text:span text:style-name="T74"> </text:span><text:span text:style-name="T73">and for single <text:s/>Permission implement </text:span><text:span text:style-name="T98">IsinglePermissionsCallbacks</text:span><text:span text:style-name="T73">)</text:span><text:span text:style-name="T54">.</text:span></text:p>
        </text:list-item>
        <text:list-item>
          <text:p text:style-name="P41"><text:span text:style-name="T54">After implementing </text:span><text:span text:style-name="T97">ImultiplePermissionsCallbacks</text:span><text:span text:style-name="T54"> interfaces </text:span><text:span text:style-name="T84">two methods get overrided:</text:span></text:p>
          <text:p text:style-name="P41"><text:span text:style-name="T84"/></text:p>
          <text:p text:style-name="P23"><text:span text:style-name="T85"><text:s text:c="2"/></text:span><text:span text:style-name="T88">1. </text:span><text:span text:style-name="T85">void onPermissionsChecked</text:span><text:span text:style-name="T86">(MultiplePermissionsReport </text:span><text:span text:style-name="T87">report</text:span><text:span text:style-name="T86">):- </text:span><text:span text:style-name="T101">write the code that you want to execute according to the status of the permission(i.e granted or denied). </text:span><text:span text:style-name="T102">It contains the list of granted and denied permissions.</text:span></text:p>
          <text:p text:style-name="P23"><text:span text:style-name="T99"/></text:p>
          <text:p text:style-name="P23"><text:span text:style-name="T88"><text:s text:c="2"/>2. </text:span><text:span text:style-name="T57">void onPermission</text:span><text:span text:style-name="T86">RationaleShouldBeShown</text:span><text:span text:style-name="T57">(</text:span><text:span text:style-name="T89">List&lt;</text:span><text:span text:style-name="T57">Permission</text:span><text:span text:style-name="T86">Request</text:span><text:span text:style-name="T89">&gt;</text:span><text:span text:style-name="T57"> </text:span><text:span text:style-name="T86">permission, PermissionToken token</text:span><text:span text:style-name="T57">) :-</text:span><text:span text:style-name="T100"> </text:span><text:span text:style-name="T103">permission contains the list of permssions. PermissionTokens are use</text:span><text:span text:style-name="T104">d</text:span><text:span text:style-name="T103"> when you want</text:span><text:span text:style-name="T100"> to continue the request process each time when the application starts, add </text:span><text:span text:style-name="T108"><text:s/>t</text:span><text:span text:style-name="T107">oken.continuePermissionRequest();</text:span><text:span text:style-name="T100"> and to stop this process to be occure each time when the Application is started, add </text:span><text:span text:style-name="T107">token.cancelPermissionRequest();</text:span><text:span text:style-name="T100"> if you add this line to your code the permission process will get called only </text:span><text:span text:style-name="T105">once when</text:span><text:span text:style-name="T100"> the application is installed.</text:span></text:p>
          <text:p text:style-name="P28"><text:span text:style-name="T100"/></text:p>
        </text:list-item>
        <text:list-item>
          <text:p text:style-name="P25"><text:span text:style-name="T109">After implementing </text:span><text:span text:style-name="T112">IsinglePermissionsCallbacks</text:span><text:span text:style-name="T109"> interfaces </text:span><text:span text:style-name="T110">these</text:span><text:span text:style-name="T111"> methods get overrided:</text:span></text:p>
          <text:p text:style-name="P25"><text:soft-page-break/><text:span text:style-name="T55"><text:s text:c="2"/></text:span><text:span text:style-name="T90">1. </text:span><text:span text:style-name="T55">void onPermissionGranted(</text:span><text:span text:style-name="T11"> </text:span><text:span text:style-name="T55">PermissionGrantedResponse response):- </text:span><text:span text:style-name="T106">write the code to be exected when permission is granted.</text:span></text:p>
          <text:p text:style-name="P30"><text:span text:style-name="T58"><text:s/></text:span><text:span text:style-name="T90">2. </text:span><text:span text:style-name="T58">v</text:span><text:span text:style-name="T57">oid onPermission</text:span><text:span text:style-name="T55">Denied</text:span><text:span text:style-name="T57">(</text:span><text:span text:style-name="T12"> </text:span><text:span text:style-name="T57">Permission</text:span><text:span text:style-name="T55">Denied</text:span><text:span text:style-name="T57">Response response) :- </text:span><text:span text:style-name="T106">write the code you want to execute when permission is denied.</text:span></text:p>
          <text:p text:style-name="P10"><text:span text:style-name="T117"><text:s/></text:span><text:span text:style-name="T118">3. </text:span><text:span text:style-name="T117">void onPermissionRationaleShouldBeShown(PermissionRequest permission:-</text:span><text:span text:style-name="T119">permission contains the </text:span><text:span text:style-name="T123">name of requested</text:span><text:span text:style-name="T119"> permssions. PermissionTokens are use</text:span><text:span text:style-name="T120">d</text:span><text:span text:style-name="T119"> when you want</text:span><text:span text:style-name="T121"> to continue the request process each time when the application starts, add </text:span><text:span text:style-name="T124">t</text:span><text:span text:style-name="T125">oken.continuePermissionRequest();</text:span><text:span text:style-name="T121"> and to stop this process to be occure each time when the Application is started, add </text:span><text:span text:style-name="T125">token.cancelPermissionRequest();</text:span><text:span text:style-name="T121"> if you add this line to your code the permission process will get called only </text:span><text:span text:style-name="T122">once when</text:span><text:span text:style-name="T121"> the application is installed.</text:span></text:p>
          <text:p text:style-name="P10"><text:span text:style-name="T121"/></text:p>
        </text:list-item>
        <text:list-item>
          <text:p text:style-name="P21"><text:span text:style-name="T75">To send the callback from the activity to the controller add these </text:span><text:span text:style-name="T78">two</text:span><text:span text:style-name="T75"> lines in your activity code:</text:span></text:p>
          <text:p text:style-name="P40"><text:span text:style-name="T126">F</text:span><text:span text:style-name="T127">or MultiplePermissionRequest add:</text:span></text:p>
          <text:p text:style-name="P21"><text:span text:style-name="T54">PermissionController controller = </text:span><text:span text:style-name="T94">new</text:span><text:span text:style-name="T132"> </text:span><text:span text:style-name="T54">PermissionController</text:span><text:span text:style-name="T76">(this, this);</text:span></text:p>
          <text:p text:style-name="P21"><text:span text:style-name="T76">controller.checkMultipleP</text:span><text:span text:style-name="T78">e</text:span><text:span text:style-name="T76">rmission(Manifest.Permission.CAMERA,Menifest.Permission.READ_CONTACT, Menifest.Permission.RECORD_AUDIO);</text:span></text:p>
          <text:p text:style-name="P40"><text:span text:style-name="T126">F</text:span><text:span text:style-name="T127">or SinglePermissionRequest add:</text:span></text:p>
          <text:p text:style-name="P22"><text:span text:style-name="T54">PermissionController controller = new</text:span><text:span text:style-name="T132"> </text:span><text:span text:style-name="T54">PermissionController</text:span><text:span text:style-name="T76">(this, this);</text:span></text:p>
          <text:p text:style-name="P22"><text:span text:style-name="T76">controller.check</text:span><text:span text:style-name="T82">Sing</text:span><text:span text:style-name="T76">leP</text:span><text:span text:style-name="T78">e</text:span><text:span text:style-name="T76">rmission(Manifest.Permission.CAMERA</text:span><text:span text:style-name="T80">);</text:span></text:p>
        </text:list-item>
      </text:list>
      <text:p text:style-name="P6"><text:span text:style-name="T115">Conclusion</text:span></text:p>
      <text:p text:style-name="P50"><text:span text:style-name="T115"><text:s text:c="12"/></text:span><text:span text:style-name="T114">Permission Module is successfully added in your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5z0" style:family="text">
      <style:text-properties style:font-name="Times New Roman" fo:font-family="'Times New Roman'" style:font-family-generic="roman" style:font-pitch="variable" fo:language="en" fo:country="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03:30.391296039</meta:creation-date>
    <meta:generator>LibreOffice/5.1.6.2$Linux_X86_64 LibreOffice_project/10m0$Build-2</meta:generator>
    <dc:date>2019-03-01T15:41:41.129762558</dc:date>
    <meta:editing-duration>PT4H16M19S</meta:editing-duration>
    <meta:editing-cycles>198</meta:editing-cycles>
    <meta:document-statistic meta:table-count="0" meta:image-count="0" meta:object-count="0" meta:page-count="4" meta:paragraph-count="65" meta:word-count="868" meta:character-count="7456" meta:non-whitespace-character-count="6322"/>
  </office:meta>
</office:document-meta>
</file>